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d95" officeooo:paragraph-rsid="0018fd95"/>
    </style:style>
    <style:style style:name="P2" style:family="paragraph" style:parent-style-name="Standard">
      <style:text-properties officeooo:rsid="001a75ae" officeooo:paragraph-rsid="001a75ae"/>
    </style:style>
    <style:style style:name="P3" style:family="paragraph" style:parent-style-name="Standard" style:list-style-name="L1">
      <style:text-properties officeooo:rsid="001a75ae" officeooo:paragraph-rsid="001a75ae"/>
    </style:style>
    <style:style style:name="P4" style:family="paragraph" style:parent-style-name="Standard" style:list-style-name="L1">
      <style:text-properties officeooo:rsid="001ad200" officeooo:paragraph-rsid="001ad200"/>
    </style:style>
    <style:style style:name="P5" style:family="paragraph" style:parent-style-name="Standard">
      <style:text-properties officeooo:rsid="001ad200" officeooo:paragraph-rsid="001ad200"/>
    </style:style>
    <style:style style:name="P6" style:family="paragraph" style:parent-style-name="Standard" style:list-style-name="L1">
      <style:text-properties officeooo:rsid="001c1919" officeooo:paragraph-rsid="001c1919"/>
    </style:style>
    <style:style style:name="P7" style:family="paragraph" style:parent-style-name="Standard" style:list-style-name="L1">
      <style:text-properties officeooo:rsid="001e2497" officeooo:paragraph-rsid="001e2497"/>
    </style:style>
    <style:style style:name="P8" style:family="paragraph" style:parent-style-name="Standard">
      <style:text-properties officeooo:rsid="00214ee7" officeooo:paragraph-rsid="00214ee7"/>
    </style:style>
    <style:style style:name="T1" style:family="text">
      <style:text-properties officeooo:rsid="001e24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until next time:</text:p>
      <text:p text:style-name="P1"/>
      <text:p text:style-name="P2">Workpackages:</text:p>
      <text:list xml:id="list7131507404814256900" text:style-name="L1">
        <text:list-item>
          <text:p text:style-name="P3">Einleitung Abstract</text:p>
          <text:list>
            <text:list-item>
              <text:p text:style-name="P3">Intro 1 + Abstract ¼</text:p>
            </text:list-item>
            <text:list-item>
              <text:p text:style-name="P6">Steven</text:p>
            </text:list-item>
          </text:list>
        </text:list-item>
        <text:list-item>
          <text:p text:style-name="P3">Related Work</text:p>
          <text:list>
            <text:list-item>
              <text:p text:style-name="P3">1 ¼</text:p>
            </text:list-item>
            <text:list-item>
              <text:p text:style-name="P6">Bernhard, Steven</text:p>
            </text:list-item>
          </text:list>
        </text:list-item>
        <text:list-item>
          <text:p text:style-name="P3">Objective and Significance</text:p>
          <text:list>
            <text:list-item>
              <text:p text:style-name="P3">½</text:p>
            </text:list-item>
            <text:list-item>
              <text:p text:style-name="P7">Gerd</text:p>
            </text:list-item>
          </text:list>
        </text:list-item>
        <text:list-item>
          <text:p text:style-name="P3">Methods</text:p>
          <text:list>
            <text:list-item>
              <text:p text:style-name="P3">2</text:p>
            </text:list-item>
            <text:list-item>
              <text:p text:style-name="P6">Nazli, Christopher</text:p>
            </text:list-item>
          </text:list>
        </text:list-item>
        <text:list-item>
          <text:p text:style-name="P3">Implementation Approach</text:p>
          <text:list>
            <text:list-item>
              <text:p text:style-name="P3">2</text:p>
            </text:list-item>
            <text:list-item>
              <text:p text:style-name="P6">Marvin, Benedikt, <text:span text:style-name="T1">Gerd</text:span></text:p>
            </text:list-item>
          </text:list>
        </text:list-item>
        <text:list-item>
          <text:p text:style-name="P3">Conclusion</text:p>
          <text:list>
            <text:list-item>
              <text:p text:style-name="P3">½</text:p>
            </text:list-item>
          </text:list>
        </text:list-item>
        <text:list-item>
          <text:p text:style-name="P3">Stretch</text:p>
          <text:list>
            <text:list-item>
              <text:p text:style-name="P3">E-Mail</text:p>
            </text:list-item>
            <text:list-item>
              <text:p text:style-name="P3">Class diagram</text:p>
            </text:list-item>
            <text:list-item>
              <text:p text:style-name="P3">Pseudo code von Methoden</text:p>
            </text:list-item>
          </text:list>
        </text:list-item>
        <text:list-item>
          <text:p text:style-name="P4">literature references</text:p>
        </text:list-item>
      </text:list>
      <text:p text:style-name="P5"/>
      <text:p text:style-name="P8">Teile hochladen bis 27.12.15 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t </meta:initial-creator>
    <meta:creation-date>2015-12-17T10:12:54.386653317</meta:creation-date>
    <dc:date>2015-12-17T10:28:59.056375546</dc:date>
    <dc:creator>pht </dc:creator>
    <meta:editing-duration>PT14M22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25" meta:word-count="73" meta:character-count="350" meta:non-whitespace-character-count="324"/>
  </office:meta>
</office:document-meta>
</file>